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90C504282E6E0797D1.png" manifest:media-type="image/png"/>
  <manifest:file-entry manifest:full-path="Pictures/100000010000028A00000174F9AF416D83CD5712.png" manifest:media-type="image/png"/>
  <manifest:file-entry manifest:full-path="Pictures/10000001000002BC000002B83104E18FDA86DCB7.png" manifest:media-type="image/png"/>
  <manifest:file-entry manifest:full-path="Pictures/10000001000002510000023018B8FF080948B2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e67" officeooo:paragraph-rsid="00013e67"/>
    </style:style>
    <style:style style:name="P2" style:family="paragraph" style:parent-style-name="Standard">
      <style:text-properties officeooo:rsid="00013e67" officeooo:paragraph-rsid="00013e67"/>
    </style:style>
    <style:style style:name="P3" style:family="paragraph" style:parent-style-name="Standard">
      <style:paragraph-properties fo:break-before="page"/>
      <style:text-properties officeooo:rsid="00013e67" officeooo:paragraph-rsid="00013e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n1" text:anchor-type="char" svg:width="6.6665in" svg:height="4.1665in" draw:z-index="0"><draw:image xlink:href="Pictures/100000010000028000000190C504282E6E0797D1.png" xlink:type="simple" xlink:show="embed" xlink:actuate="onLoad" draw:mime-type="image/png"/></draw:frame><text:s/></text:p>
      <text:p text:style-name="P1"/>
      <text:p text:style-name="P1"><draw:frame draw:style-name="fr1" draw:name="Imagen2" text:anchor-type="char" svg:width="6.7717in" svg:height="3.8752in" draw:z-index="1"><draw:image xlink:href="Pictures/100000010000028A00000174F9AF416D83CD5712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</text:p>
      <text:p text:style-name="P1"><draw:frame draw:style-name="fr2" draw:name="Imagen3" text:anchor-type="char" svg:width="6.9252in" svg:height="6.8854in" draw:z-index="2"><draw:image xlink:href="Pictures/10000001000002BC000002B83104E18FDA86DCB7.png" xlink:type="simple" xlink:show="embed" xlink:actuate="onLoad" draw:mime-type="image/png"/></draw:frame><text:s/></text:p>
      <text:p text:style-name="P1"/>
      <text:p text:style-name="P3"><draw:frame draw:style-name="fr1" draw:name="Imagen4" text:anchor-type="char" svg:width="6.178in" svg:height="5.8339in" draw:z-index="3"><draw:image xlink:href="Pictures/10000001000002510000023018B8FF080948B2A8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8T03:06:19.846000000</dc:date>
    <meta:editing-duration>PT1H30M36S</meta:editing-duration>
    <meta:editing-cycles>2</meta:editing-cycles>
    <meta:generator>LibreOffice/7.3.1.3$Windows_X86_64 LibreOffice_project/a69ca51ded25f3eefd52d7bf9a5fad8c90b87951</meta:generator>
    <meta:document-statistic meta:table-count="0" meta:image-count="4" meta:object-count="0" meta:page-count="3" meta:paragraph-count="4" meta:word-count="0" meta:character-count="4" meta:non-whitespace-character-count="0"/>
  </office:meta>
</office:document-meta>
</file>